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Info.getExported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getDuplicatedExpor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undleInfo.addExportedPackage( String packageName ,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Info.merge( BundleInfo bundle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